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89209" officeooo:paragraph-rsid="0018920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9209" officeooo:paragraph-rsid="0018920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9209" officeooo:paragraph-rsid="0018920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9209" officeooo:paragraph-rsid="0018920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6a21" officeooo:paragraph-rsid="00196a2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b8c48" officeooo:paragraph-rsid="001b8c4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d232a" officeooo:paragraph-rsid="001d23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eb1f5" officeooo:paragraph-rsid="001eb1f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eb1f5" officeooo:paragraph-rsid="001eb38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eb38f" officeooo:paragraph-rsid="001eb38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89209" officeooo:paragraph-rsid="0018920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eb38f" officeooo:paragraph-rsid="001eb38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f09fa" officeooo:paragraph-rsid="001f09f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0e00e" officeooo:paragraph-rsid="0020e00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2b678" officeooo:paragraph-rsid="0022b67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4694e" officeooo:paragraph-rsid="0024694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520b0" officeooo:paragraph-rsid="002520b0" fo:background-color="#ffff0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6a21" officeooo:paragraph-rsid="00196a2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20b0" officeooo:paragraph-rsid="002520b0" style:font-weight-asian="bold" style:font-weight-complex="bold"/>
    </style:style>
    <style:style style:name="T1" style:family="text">
      <style:text-properties officeooo:rsid="00196a21"/>
    </style:style>
    <style:style style:name="T2" style:family="text">
      <style:text-properties officeooo:rsid="001d35f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4694e"/>
    </style:style>
    <style:style style:name="T5" style:family="text">
      <style:text-properties officeooo:rsid="002520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ier Gómez Martínez</text:p>
      <text:p text:style-name="P1">Carlos Li Hu</text:p>
      <text:p text:style-name="P2"/>
      <text:p text:style-name="P3">Memoria 3 Prácticas de Sistemas Informáticos</text:p>
      <text:p text:style-name="P11"/>
      <text:p text:style-name="P4"/>
      <text:p text:style-name="P4">actualiza.sql: <text:span text:style-name="T1">(a) y (b)</text:span></text:p>
      <text:p text:style-name="P17">A RELLENAR</text:p>
      <text:p text:style-name="P17"/>
      <text:p text:style-name="P4">setPrice.sql: <text:span text:style-name="T1">(c)</text:span></text:p>
      <text:p text:style-name="P6">En este apartado ejecutamos un simple UPDATE en el que dado el “price” actual en products, calculamos y rellenamos el “price” que debería tener en el pedido de la tabla “orderdetail”, que fue un 2% menor cada año con respecto al actual de “price” de la tabla products.</text:p>
      <text:p text:style-name="P6"/>
      <text:p text:style-name="P5">setOrderAmount.sql: (d)</text:p>
      <text:p text:style-name="P7">En este apartado hemos creado el procedimiento almacenado y después lo ejecutamos.</text:p>
      <text:p text:style-name="P7">La lógica interna del procedimiento es muy simple:</text:p>
      <text:p text:style-name="P7"><text:tab/>Para cada pedido (orderid) sumamos todos los price*quantity de cada uno de sus productos </text:p>
      <text:p text:style-name="P7"/>
      <text:p text:style-name="P7"><text:tab/>Y con <text:span text:style-name="T2">la suma resultante, vamos rellenando los campos “netamount” de la tabla orders </text:span></text:p>
      <text:p text:style-name="P7"><text:tab/><text:span text:style-name="T2">y posteriormente los campos totalamount (netamount + netamount*tax%)</text:span></text:p>
      <text:p text:style-name="P7"/>
      <text:p text:style-name="P5">getTopVentas.sql: (e)</text:p>
      <text:p text:style-name="P8">En este procedimiento almacenado hacemos uso de varias subquerys dentro de otras para solventar el problema.</text:p>
      <text:p text:style-name="P9"/>
      <text:p text:style-name="P10">En q, la más interna, obtenemos años y productos y cantidad de veces que se vendio en ese año</text:p>
      <text:p text:style-name="P10">En q2, obtenemos a partir de q y la tabla products, los años, peliculas correspondientes a los productos de q, y la cantidad de veces que se vendieron ese año</text:p>
      <text:p text:style-name="P10">En q3, mediante q2, obtenemos el máximo de veces que se vendió una peli por año (sin la peli)</text:p>
      <text:p text:style-name="P10">Y mediante q4 calculamos el q2 anterior</text:p>
      <text:p text:style-name="P10"/>
      <text:p text:style-name="P10">De esta forma, con un natural join entre q4 y q3, sacamos los años, el número máximo de pelis vendidas y la peli en cuestión asociada.</text:p>
      <text:p text:style-name="P10"/>
      <text:p text:style-name="P5">getTopMonths.sql: (f)</text:p>
      <text:p text:style-name="P13">En este procedimiento almacenado hay 2 subqueries principales</text:p>
      <text:p text:style-name="P13">En la primera, calculamos las fechas e importes acumulados por mes y año</text:p>
      <text:p text:style-name="P13">En la segunda calculamos el numero de ventas en cada mes y año</text:p>
      <text:p text:style-name="P13">Y al final simplemente vemos cuales han superado algun umbral de los 2 e imprimimos por pantalla las fechas (año y mes), el importe acumulado, y el numero de productos vendidos</text:p>
      <text:p text:style-name="P13"/>
      <text:p text:style-name="P5">updOrders.sql: (g)</text:p>
      <text:p text:style-name="P14">Este trigger tiene <text:s/>3 casos diferentes dependiendo del evento que lo active, que son cuando se añade un elemento al carrito, cuando se elimina, y cuando se modifica la cantidad.</text:p>
      <text:p text:style-name="P14">Los 3 son esencialmente iguales, salvo por sus usos específicos de NEW y OLD</text:p>
      <text:p text:style-name="P14"/>
      <text:p text:style-name="P14">Lo que hacen esencialmente cada uno, es hacer un update del netamount y el total amount del carrito correspondiente al producto de orderdetail que se ha añadido/eliminado/modificado</text:p>
      <text:p text:style-name="P14"/>
      <text:p text:style-name="P5">updInventory.sql: (h)</text:p>
      <text:p text:style-name="P15"><text:soft-page-break/>este trigger se actva cuando en la tabla orders se modifica el status de una fila de NULL a algo distinto de NULL</text:p>
      <text:p text:style-name="P15">Una vez se activa, lo que hace es formalizar la compra, es decir, recorrer la tabla de inventory asociada a cada producto en la cesta, y para cada uno de esos elementos reducirle el stock y aumentarle los sales. </text:p>
      <text:p text:style-name="P15">Antes de actualizar los valores del stock y sales del inventory de un producto, comprueba que hay stock suficiente para formalizar la compra, <text:span text:style-name="T4">una vez comprueba que lo hay, ejecuta lo arriba descrito.</text:span></text:p>
      <text:p text:style-name="P16">Si no hay stock suficiente, crea una fila en la tabla alerts (orderid y prod_id), que se comprueba en el php para ver si algo ha salido mal.</text:p>
      <text:p text:style-name="P15">Además <text:span text:style-name="T4">de lo arriba descrito,</text:span> actualiza el orderdate de la cesta para marcar la fecha de compra.</text:p>
      <text:p text:style-name="P15"/>
      <text:p text:style-name="P19">PHP (i), (j) y (k)</text:p>
      <text:p text:style-name="P17">A RELLENAR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5:25:18.604117016</meta:creation-date>
    <meta:generator>LibreOffice/5.1.6.2$Linux_X86_64 LibreOffice_project/10m0$Build-2</meta:generator>
    <dc:date>2017-11-25T20:51:17.581385167</dc:date>
    <meta:editing-duration>PT1H26M46S</meta:editing-duration>
    <meta:editing-cycles>10</meta:editing-cycles>
    <meta:document-statistic meta:table-count="0" meta:image-count="0" meta:object-count="0" meta:page-count="2" meta:paragraph-count="37" meta:word-count="534" meta:character-count="3095" meta:non-whitespace-character-count="2591"/>
  </office:meta>
</office:document-meta>
</file>